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 Adjusted', 'Segoe UI', 'Liberation Sans', sans-serif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afc" officeooo:paragraph-rsid="000e5afc"/>
    </style:style>
    <style:style style:name="P2" style:family="paragraph" style:parent-style-name="Standard">
      <style:text-properties officeooo:rsid="000e5afc" officeooo:paragraph-rsid="00120f5d"/>
    </style:style>
    <style:style style:name="P3" style:family="paragraph" style:parent-style-name="Standard">
      <style:text-properties officeooo:rsid="000eda61" officeooo:paragraph-rsid="000eda61"/>
    </style:style>
    <style:style style:name="P4" style:family="paragraph" style:parent-style-name="Standard">
      <style:text-properties officeooo:rsid="00120f5d" officeooo:paragraph-rsid="00120f5d"/>
    </style:style>
    <style:style style:name="P5" style:family="paragraph" style:parent-style-name="Standard">
      <style:text-properties officeooo:rsid="001368fc" officeooo:paragraph-rsid="001368fc"/>
    </style:style>
    <style:style style:name="P6" style:family="paragraph" style:parent-style-name="Standard">
      <style:text-properties officeooo:rsid="001368fc" officeooo:paragraph-rsid="001983aa"/>
    </style:style>
    <style:style style:name="P7" style:family="paragraph" style:parent-style-name="Standard">
      <style:text-properties fo:color="#000000" officeooo:rsid="001368fc" officeooo:paragraph-rsid="001368fc" fo:background-color="transparent"/>
    </style:style>
    <style:style style:name="P8" style:family="paragraph" style:parent-style-name="Standard">
      <style:text-properties officeooo:rsid="00157a77" officeooo:paragraph-rsid="00157a77"/>
    </style:style>
    <style:style style:name="P9" style:family="paragraph" style:parent-style-name="Standard">
      <style:text-properties fo:color="#55308d" officeooo:rsid="000e5afc" officeooo:paragraph-rsid="00120f5d"/>
    </style:style>
    <style:style style:name="P10" style:family="paragraph" style:parent-style-name="Standard">
      <style:text-properties fo:color="#55308d" style:font-name="Droid Sans Mono" fo:font-size="10.5pt" fo:font-weight="normal" officeooo:rsid="001368fc" officeooo:paragraph-rsid="001368fc" fo:background-color="transparent"/>
    </style:style>
    <style:style style:name="P11" style:family="paragraph" style:parent-style-name="Standard">
      <style:text-properties fo:color="#55308d" officeooo:rsid="000eda61" officeooo:paragraph-rsid="000eda61"/>
    </style:style>
    <style:style style:name="P12" style:family="paragraph" style:parent-style-name="Standard">
      <style:text-properties officeooo:rsid="001a81b4" officeooo:paragraph-rsid="001a81b4"/>
    </style:style>
    <style:style style:name="T1" style:family="text">
      <style:text-properties officeooo:rsid="00120f5d"/>
    </style:style>
    <style:style style:name="T2" style:family="text">
      <style:text-properties officeooo:rsid="001368fc"/>
    </style:style>
    <style:style style:name="T3" style:family="text">
      <style:text-properties fo:font-variant="normal" fo:text-transform="none" fo:color="#232629" style:font-name="apple-system" fo:font-size="11.25pt" fo:letter-spacing="normal" fo:font-style="normal" fo:font-weight="normal"/>
    </style:style>
    <style:style style:name="T4" style:family="text">
      <style:text-properties fo:font-variant="normal" fo:text-transform="none" fo:color="#232629" style:font-name="apple-system" fo:font-size="11.25pt" fo:letter-spacing="normal" fo:font-style="normal" fo:font-weight="normal" officeooo:rsid="0016e6b1"/>
    </style:style>
    <style:style style:name="T5" style:family="text">
      <style:text-properties fo:font-variant="normal" fo:text-transform="none" fo:color="#232629" style:font-name="var ff-mono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74151" style:font-name="Roboto" fo:font-size="15pt" fo:letter-spacing="normal" fo:font-style="normal" fo:font-weight="normal"/>
    </style:style>
    <style:style style:name="T7" style:family="text">
      <style:text-properties fo:font-variant="normal" fo:text-transform="none" fo:color="#374151" fo:letter-spacing="normal"/>
    </style:style>
    <style:style style:name="T8" style:family="text">
      <style:text-properties officeooo:rsid="00153b2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6e6b1"/>
    </style:style>
    <style:style style:name="T11" style:family="text">
      <style:text-properties officeooo:rsid="001983aa"/>
    </style:style>
    <style:style style:name="T12" style:family="text">
      <style:text-properties fo:color="#ff0000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55308d"/>
    </style:style>
    <style:style style:name="T15" style:family="text">
      <style:text-properties fo:color="#55308d" style:font-name="Droid Sans Mono" fo:font-size="10.5pt" fo:font-weight="bold" fo:background-color="transparent" loext:char-shading-value="0" style:font-weight-asian="bold" style:font-weight-complex="bold"/>
    </style:style>
    <style:style style:name="T16" style:family="text">
      <style:text-properties fo:color="#ff3838"/>
    </style:style>
    <style:style style:name="T17" style:family="text">
      <style:text-properties fo:color="#ff3838" officeooo:rsid="001983aa"/>
    </style:style>
    <style:style style:name="T18" style:family="text">
      <style:text-properties loext:padding="0.049cm" loext:border="0.06pt solid #e5e7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13">1. </text:span><text:span text:style-name="T1">Get all records of User table (cleaner) with other tables. <text:s/>(all other tables have relation in model)</text:span></text:p>
      <text:p text:style-name="P9">--<text:span text:style-name="T1">&gt; </text:span><text:s/>$info = User::has('bankInfo')-&gt;where('role','cleaner')-&gt;with('UserDetails','CleanerHours')-&gt;get();</text:p>
      <text:p text:style-name="P4">* get() function give collection of <text:span text:style-name="T2">data.</text:span></text:p>
      <text:p text:style-name="P5">*So if we want only UserDetails table record then use</text:p>
      <text:p text:style-name="P5"/>
      <text:p text:style-name="P5">in controller</text:p>
      <text:p text:style-name="P10">-<text:span text:style-name="T9">-&gt; $getData = <text:s text:c="2"/>$cleaners-&gt;pluck('UserDetails');</text:span></text:p>
      <text:p text:style-name="P7"/>
      <text:p text:style-name="P5"><text:span text:style-name="T3"><text:s/></text:span><text:span text:style-name="T4">{-- </text:span><text:span text:style-name="T3">you can get a specific </text:span><text:span text:style-name="T4">table or attribute </text:span><text:span text:style-name="T3">using </text:span><text:span text:style-name="Source_20_Text"><text:span text:style-name="T5">pluck() </text:span></text:span><text:span text:style-name="T3">method </text:span></text:p>
      <text:p text:style-name="P5">in blade use foreach() <text:s text:c="3"/>--<text:span text:style-name="T10">}</text:span></text:p>
      <text:p text:style-name="P6">* <text:span text:style-name="T11">from pluck() method above comman we get all records of UserDetails table. </text:span><text:span text:style-name="T17">Q :- </text:span><text:span text:style-name="T11">Now if we want particular field from from UserDetails table then:-</text:span></text:p>
      <text:p text:style-name="P6"/>
      <text:p text:style-name="P6">$pr = <text:span text:style-name="T15"><text:s/>$getData </text:span>-&gt;pluck('day'); <text:s text:c="14"/><text:span text:style-name="T16">// <text:s/></text:span><text:span text:style-name="T17">wrong , it will give output null</text:span></text:p>
      <text:p text:style-name="P6">= Illuminate\Support\Collection {#5467</text:p>
      <text:p text:style-name="P6"><text:s text:c="4"/>all: [</text:p>
      <text:p text:style-name="P6"><text:s text:c="6"/>null,</text:p>
      <text:p text:style-name="P6"><text:s text:c="6"/>null,</text:p>
      <text:p text:style-name="P6"><text:s text:c="6"/>null,</text:p>
      <text:p text:style-name="P6"><text:s text:c="6"/>null,</text:p>
      <text:p text:style-name="P6"><text:s text:c="6"/>null,</text:p>
      <text:p text:style-name="P6"><text:s text:c="6"/>null,</text:p>
      <text:p text:style-name="P6"><text:s text:c="4"/>],</text:p>
      <text:p text:style-name="P6"><text:s text:c="2"/>} <text:s text:c="27"/></text:p>
      <text:p text:style-name="P12">solution:--</text:p>
      <text:p text:style-name="P6"><text:span text:style-name="T11"><text:s/></text:span></text:p>
      <text:p text:style-name="P6"/>
      <text:p text:style-name="P6"/>
      <text:p text:style-name="P6"/>
      <text:p text:style-name="P6"><text:span text:style-name="Strong_20_Emphasis"><text:span text:style-name="T18">Note:</text:span></text:span><text:span text:style-name="T7"> </text:span><text:span text:style-name="T6">You cannot extract more than 2 columns from Laravel Collection via </text:span><text:span text:style-name="Strong_20_Emphasis"><text:span text:style-name="T18">pluck()</text:span></text:span><text:span text:style-name="T7"> </text:span><text:span text:style-name="T6">method. For that, you should use </text:span><text:span text:style-name="Strong_20_Emphasis"><text:span text:style-name="T18">select()</text:span></text:span><text:span text:style-name="T7"> </text:span><text:span text:style-name="T6">method</text:span></text:p>
      <text:p text:style-name="P1">----------------------------------------------------------------------------------------------------</text:p>
      <text:p text:style-name="P3"><text:span text:style-name="T13">2</text:span>. to get first RECORD<text:a xlink:type="simple" xlink:href="data:-" text:style-name="Internet_20_link" text:visited-style-name="Visited_20_Internet_20_Link">:-</text:a></text:p>
      <text:p text:style-name="P11">--<text:span text:style-name="T8">&gt; </text:span>$cleaner = User::where('role','cleaner')-&gt;first();</text:p>
      <text:p text:style-name="P3"><text:s/>* from first record get particular field record:-</text:p>
      <text:p text:style-name="P11">--<text:span text:style-name="T8">&gt; </text:span>$get = $cleaner-&gt;first_name; <text:s text:c="2"/></text:p>
      <text:p text:style-name="P3"/>
      <text:p text:style-name="P3"/>
      <text:p text:style-name="P8">3. <text:s text:c="2"/><text:span text:style-name="T14">$get = $cleaner-&gt;pluck('first_name');</text:span></text:p>
      <text:p text:style-name="P8">output = Illuminate\Support\Collection {#5281</text:p>
      <text:p text:style-name="P8"><text:s text:c="4"/>all: [</text:p>
      <text:p text:style-name="P8"><text:s text:c="6"/>"test",</text:p>
      <text:p text:style-name="P8"><text:s text:c="6"/>"test",</text:p>
      <text:p text:style-name="P8"><text:s text:c="6"/>"test",</text:p>
      <text:p text:style-name="P8"><text:s text:c="6"/>"amandeep",</text:p>
      <text:p text:style-name="P8"><text:s text:c="6"/>"alex",</text:p>
      <text:p text:style-name="P8"><text:s text:c="6"/>"testAlex",</text:p>
      <text:p text:style-name="P8"><text:soft-page-break/><text:s text:c="6"/>"web",</text:p>
      <text:p text:style-name="P8"><text:s text:c="4"/>],</text:p>
      <text:p text:style-name="P8"/>
      <text:p text:style-name="P8">4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 Adjusted', 'Segoe UI', 'Liberation Sans', sans-serif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5:00:56.905841371</meta:creation-date>
    <meta:generator>LibreOffice/6.4.7.2$Linux_X86_64 LibreOffice_project/40$Build-2</meta:generator>
    <dc:date>2023-02-20T16:42:32.392105211</dc:date>
    <meta:editing-duration>PT1H30M11S</meta:editing-duration>
    <meta:editing-cycles>9</meta:editing-cycles>
    <meta:document-statistic meta:table-count="0" meta:image-count="0" meta:object-count="0" meta:page-count="2" meta:paragraph-count="40" meta:word-count="181" meta:character-count="1449" meta:non-whitespace-character-count="1154"/>
  </office:meta>
</office:document-meta>
</file>